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MU Typewriter Text1" svg:font-family="'CMU Typewriter Text'" style:font-family-generic="modern" style:font-pitch="variable"/>
    <style:font-face style:name="Liberation Serif" svg:font-family="'Liberation Serif'" style:font-family-generic="roman" style:font-pitch="variable"/>
    <style:font-face style:name="CMU Typewriter Text" svg:font-family="'CMU Typewriter Tex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1b62" officeooo:paragraph-rsid="00041b62"/>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41b62" officeooo:paragraph-rsid="00041b62" style:font-size-asian="16pt" style:font-weight-asian="bold" style:font-size-complex="16pt" style:font-weight-complex="bold"/>
    </style:style>
    <style:style style:name="P3" style:family="paragraph" style:parent-style-name="Standard">
      <style:text-properties officeooo:rsid="000cf3f9" officeooo:paragraph-rsid="000cf3f9"/>
    </style:style>
    <style:style style:name="P4" style:family="paragraph" style:parent-style-name="Standard" style:list-style-name="L1">
      <style:text-properties officeooo:rsid="00041b62" officeooo:paragraph-rsid="00041b62"/>
    </style:style>
    <style:style style:name="P5" style:family="paragraph" style:parent-style-name="Standard">
      <style:text-properties officeooo:rsid="00041b62" officeooo:paragraph-rsid="00041b62"/>
    </style:style>
    <style:style style:name="P6" style:family="paragraph" style:parent-style-name="Standard" style:list-style-name="L2">
      <style:text-properties officeooo:paragraph-rsid="00078e45"/>
    </style:style>
    <style:style style:name="P7" style:family="paragraph" style:parent-style-name="Standard" style:list-style-name="L3">
      <style:text-properties officeooo:paragraph-rsid="000566b3"/>
    </style:style>
    <style:style style:name="P8" style:family="paragraph" style:parent-style-name="Standard" style:list-style-name="L3">
      <style:text-properties officeooo:paragraph-rsid="001a3c08"/>
    </style:style>
    <style:style style:name="P9" style:family="paragraph" style:parent-style-name="Standard" style:list-style-name="L3">
      <style:text-properties officeooo:rsid="000566b3" officeooo:paragraph-rsid="0008383e"/>
    </style:style>
    <style:style style:name="P10" style:family="paragraph" style:parent-style-name="Standard" style:list-style-name="L3">
      <style:text-properties officeooo:rsid="000566b3" officeooo:paragraph-rsid="000566b3"/>
    </style:style>
    <style:style style:name="P11" style:family="paragraph" style:parent-style-name="Standard" style:list-style-name="L3">
      <style:text-properties officeooo:rsid="000566b3" officeooo:paragraph-rsid="0021d498"/>
    </style:style>
    <style:style style:name="P12" style:family="paragraph" style:parent-style-name="Standard" style:list-style-name="L3">
      <style:text-properties officeooo:rsid="000566b3" officeooo:paragraph-rsid="00264dc7"/>
    </style:style>
    <style:style style:name="P13" style:family="paragraph" style:parent-style-name="Standard" style:list-style-name="L3">
      <style:text-properties officeooo:rsid="000bc566" officeooo:paragraph-rsid="001109ff"/>
    </style:style>
    <style:style style:name="P14" style:family="paragraph" style:parent-style-name="Standard" style:list-style-name="L3">
      <style:text-properties officeooo:rsid="0008383e" officeooo:paragraph-rsid="0008383e"/>
    </style:style>
    <style:style style:name="P15" style:family="paragraph" style:parent-style-name="Standard" style:list-style-name="L3">
      <style:text-properties officeooo:rsid="00061815" officeooo:paragraph-rsid="00061815"/>
    </style:style>
    <style:style style:name="P16" style:family="paragraph" style:parent-style-name="Standard" style:list-style-name="L3">
      <style:text-properties officeooo:rsid="0009fd58" officeooo:paragraph-rsid="0009fd58"/>
    </style:style>
    <style:style style:name="P17" style:family="paragraph" style:parent-style-name="Standard">
      <style:text-properties officeooo:rsid="0009fd58" officeooo:paragraph-rsid="0009fd58"/>
    </style:style>
    <style:style style:name="P18" style:family="paragraph" style:parent-style-name="Standard" style:list-style-name="L4">
      <style:text-properties officeooo:rsid="000cf3f9" officeooo:paragraph-rsid="000cf3f9"/>
    </style:style>
    <style:style style:name="P19" style:family="paragraph" style:parent-style-name="Standard">
      <style:text-properties officeooo:rsid="000cf3f9" officeooo:paragraph-rsid="000cf3f9"/>
    </style:style>
    <style:style style:name="P20" style:family="paragraph" style:parent-style-name="Standard">
      <style:text-properties officeooo:rsid="001693cb" officeooo:paragraph-rsid="001693cb"/>
    </style:style>
    <style:style style:name="P21" style:family="paragraph" style:parent-style-name="Standard" style:list-style-name="L5">
      <style:text-properties officeooo:paragraph-rsid="001833dc"/>
    </style:style>
    <style:style style:name="P22" style:family="paragraph" style:parent-style-name="Standard" style:list-style-name="L5">
      <style:text-properties officeooo:paragraph-rsid="00192b1f"/>
    </style:style>
    <style:style style:name="P23" style:family="paragraph" style:parent-style-name="Standard" style:list-style-name="L8">
      <style:text-properties officeooo:paragraph-rsid="00192b1f"/>
    </style:style>
    <style:style style:name="P24" style:family="paragraph" style:parent-style-name="Standard" style:list-style-name="L8">
      <style:text-properties officeooo:rsid="001a3c08" officeooo:paragraph-rsid="001a3c08"/>
    </style:style>
    <style:style style:name="P25" style:family="paragraph" style:parent-style-name="Standard">
      <style:text-properties officeooo:rsid="001a3c08" officeooo:paragraph-rsid="001a3c08"/>
    </style:style>
    <style:style style:name="P26" style:family="paragraph" style:parent-style-name="Standard">
      <style:text-properties officeooo:rsid="001f0e77" officeooo:paragraph-rsid="001f0e77"/>
    </style:style>
    <style:style style:name="P27" style:family="paragraph" style:parent-style-name="Standard">
      <style:text-properties officeooo:rsid="00206414" officeooo:paragraph-rsid="00206414"/>
    </style:style>
    <style:style style:name="P28" style:family="paragraph" style:parent-style-name="Standard" style:list-style-name="L9">
      <style:text-properties officeooo:rsid="00209b83" officeooo:paragraph-rsid="00209b83"/>
    </style:style>
    <style:style style:name="P29" style:family="paragraph" style:parent-style-name="Standard">
      <style:text-properties officeooo:rsid="00209b83" officeooo:paragraph-rsid="00209b83"/>
    </style:style>
    <style:style style:name="P30" style:family="paragraph" style:parent-style-name="Standard">
      <style:text-properties style:font-name="CMU Typewriter Text1" officeooo:rsid="00209b83" officeooo:paragraph-rsid="00209b83"/>
    </style:style>
    <style:style style:name="P31" style:family="paragraph" style:parent-style-name="Standard" style:list-style-name="L10">
      <style:text-properties style:font-name="CMU Typewriter Text1" officeooo:rsid="00248b4b" officeooo:paragraph-rsid="00248b4b"/>
    </style:style>
    <style:style style:name="P32" style:family="paragraph" style:parent-style-name="Standard" style:list-style-name="L1">
      <style:text-properties officeooo:rsid="00215b57" officeooo:paragraph-rsid="00215b57"/>
    </style:style>
    <style:style style:name="P33" style:family="paragraph" style:parent-style-name="Standard" style:list-style-name="L1">
      <style:text-properties officeooo:rsid="0021a586" officeooo:paragraph-rsid="0021a586"/>
    </style:style>
    <style:style style:name="P34" style:family="paragraph" style:parent-style-name="Standard" style:list-style-name="L9">
      <style:text-properties officeooo:rsid="00233846" officeooo:paragraph-rsid="00233846"/>
    </style:style>
    <style:style style:name="P35" style:family="paragraph" style:parent-style-name="Standard">
      <style:text-properties officeooo:rsid="000f88c6" officeooo:paragraph-rsid="000f88c6"/>
    </style:style>
    <style:style style:name="P36" style:family="paragraph" style:parent-style-name="Standard">
      <style:text-properties officeooo:rsid="00248b4b" officeooo:paragraph-rsid="00248b4b"/>
    </style:style>
    <style:style style:name="P37" style:family="paragraph" style:parent-style-name="Standard" style:list-style-name="L10">
      <style:text-properties officeooo:rsid="00248b4b" officeooo:paragraph-rsid="00248b4b"/>
    </style:style>
    <style:style style:name="P38" style:family="paragraph" style:parent-style-name="Quotations" style:master-page-name="">
      <style:paragraph-properties fo:margin-top="0in" fo:margin-bottom="0in" loext:contextual-spacing="false" style:line-height-at-least="0.0098in" fo:hyphenation-ladder-count="no-limit" style:page-number="auto" fo:background-color="#ffcc99" fo:padding="0.0201in" fo:border="0.06pt solid #000000" style:shadow="none">
        <style:background-image/>
      </style:paragraph-properties>
      <style:text-properties style:font-name="CMU Typewriter Text" officeooo:rsid="001d25b5" officeooo:paragraph-rsid="001d25b5" fo:hyphenate="true" fo:hyphenation-remain-char-count="2" fo:hyphenation-push-char-count="2"/>
    </style:style>
    <style:style style:name="P39" style:family="paragraph" style:parent-style-name="Quotations">
      <style:paragraph-properties fo:margin-top="0in" fo:margin-bottom="0in" loext:contextual-spacing="false" style:line-height-at-least="0.0098in" fo:hyphenation-ladder-count="no-limit" fo:background-color="#ffcc99" fo:padding="0.0201in" fo:border="0.06pt solid #000000" style:shadow="none">
        <style:background-image/>
      </style:paragraph-properties>
      <style:text-properties style:font-name="CMU Typewriter Text" officeooo:rsid="001d25b5" officeooo:paragraph-rsid="001d25b5" fo:hyphenate="true" fo:hyphenation-remain-char-count="2" fo:hyphenation-push-char-count="2"/>
    </style:style>
    <style:style style:name="P40" style:family="paragraph" style:parent-style-name="Quotations">
      <style:paragraph-properties fo:margin-top="0in" fo:margin-bottom="0in" loext:contextual-spacing="false" fo:background-color="#ffcc99" fo:padding="0.0201in" fo:border="0.06pt solid #000000" style:shadow="none">
        <style:background-image/>
      </style:paragraph-properties>
      <style:text-properties style:font-name="CMU Typewriter Text1" officeooo:rsid="001f0e77" officeooo:paragraph-rsid="001f0e77"/>
    </style:style>
    <style:style style:name="P41" style:family="paragraph" style:parent-style-name="Quotations">
      <style:paragraph-properties fo:margin-top="0in" fo:margin-bottom="0in" loext:contextual-spacing="false" fo:background-color="#ffcc99" fo:padding="0.0201in" fo:border="0.06pt solid #000000" style:shadow="none">
        <style:background-image/>
      </style:paragraph-properties>
      <style:text-properties style:font-name="CMU Typewriter Text1" officeooo:rsid="0021d498" officeooo:paragraph-rsid="0021d498"/>
    </style:style>
    <style:style style:name="P42" style:family="paragraph" style:parent-style-name="Quotations" style:list-style-name="L10">
      <style:paragraph-properties fo:margin-top="0in" fo:margin-bottom="0in" loext:contextual-spacing="false" style:shadow="none"/>
      <style:text-properties officeooo:paragraph-rsid="00257116"/>
    </style:style>
    <style:style style:name="P43" style:family="paragraph" style:parent-style-name="Quotations" style:list-style-name="L10">
      <style:paragraph-properties fo:margin-top="0in" fo:margin-bottom="0in" loext:contextual-spacing="false" style:shadow="none"/>
      <style:text-properties officeooo:paragraph-rsid="00264dc7"/>
    </style:style>
    <style:style style:name="P44" style:family="paragraph" style:parent-style-name="Quotations" style:list-style-name="L10">
      <style:paragraph-properties fo:margin-top="0in" fo:margin-bottom="0in" loext:contextual-spacing="false" style:shadow="none"/>
      <style:text-properties officeooo:paragraph-rsid="00257116" fo:background-color="#cc9966"/>
    </style:style>
    <style:style style:name="P45" style:family="paragraph" style:parent-style-name="Quotations" style:list-style-name="L10">
      <style:paragraph-properties fo:margin-top="0in" fo:margin-bottom="0in" loext:contextual-spacing="false" style:shadow="none"/>
      <style:text-properties officeooo:rsid="00257116" officeooo:paragraph-rsid="00257116"/>
    </style:style>
    <style:style style:name="P46" style:family="paragraph" style:parent-style-name="Quotations">
      <style:paragraph-properties fo:margin-top="0in" fo:margin-bottom="0in" loext:contextual-spacing="false" style:shadow="none"/>
      <style:text-properties officeooo:rsid="00257116" officeooo:paragraph-rsid="00257116"/>
    </style:style>
    <style:style style:name="P47" style:family="paragraph" style:parent-style-name="Quotations" style:list-style-name="L10">
      <style:paragraph-properties fo:margin-top="0in" fo:margin-bottom="0in" loext:contextual-spacing="false" style:shadow="none"/>
      <style:text-properties style:font-name="CMU Typewriter Text1" officeooo:paragraph-rsid="00264dc7"/>
    </style:style>
    <style:style style:name="P48" style:family="paragraph" style:parent-style-name="Quotations" style:list-style-name="L12">
      <style:paragraph-properties fo:margin-top="0in" fo:margin-bottom="0in" loext:contextual-spacing="false" style:shadow="none"/>
      <style:text-properties officeooo:rsid="00285a5b" officeooo:paragraph-rsid="00285a5b"/>
    </style:style>
    <style:style style:name="P49" style:family="paragraph" style:parent-style-name="Quotations" style:list-style-name="L12">
      <style:paragraph-properties fo:margin-top="0in" fo:margin-bottom="0in" loext:contextual-spacing="false" style:shadow="none"/>
      <style:text-properties officeooo:rsid="0029978a" officeooo:paragraph-rsid="0029978a"/>
    </style:style>
    <style:style style:name="P50" style:family="paragraph" style:parent-style-name="Quotations" style:list-style-name="L12">
      <style:paragraph-properties fo:margin-top="0in" fo:margin-bottom="0in" loext:contextual-spacing="false" style:shadow="none"/>
      <style:text-properties officeooo:paragraph-rsid="0029978a"/>
    </style:style>
    <style:style style:name="P51" style:family="paragraph" style:parent-style-name="Quotations">
      <style:paragraph-properties fo:margin-left="0in" fo:margin-right="0.3937in" fo:margin-top="0in" fo:margin-bottom="0in" loext:contextual-spacing="false" fo:text-indent="0in" style:auto-text-indent="false" style:shadow="none"/>
      <style:text-properties style:text-underline-style="solid" style:text-underline-width="auto" style:text-underline-color="font-color" fo:font-weight="bold" officeooo:rsid="00270d89" officeooo:paragraph-rsid="00270d89" style:font-weight-asian="bold" style:font-weight-complex="bold"/>
    </style:style>
    <style:style style:name="P52" style:family="paragraph" style:parent-style-name="Quotations">
      <style:paragraph-properties fo:margin-left="0in" fo:margin-right="0.3937in" fo:margin-top="0in" fo:margin-bottom="0in" loext:contextual-spacing="false" fo:text-indent="0in" style:auto-text-indent="false" style:shadow="none"/>
      <style:text-properties officeooo:rsid="00270d89" officeooo:paragraph-rsid="00270d89"/>
    </style:style>
    <style:style style:name="T1" style:family="text">
      <style:text-properties officeooo:rsid="000566b3"/>
    </style:style>
    <style:style style:name="T2" style:family="text">
      <style:text-properties fo:font-weight="bold" style:font-weight-asian="bold" style:font-weight-complex="bold"/>
    </style:style>
    <style:style style:name="T3" style:family="text">
      <style:text-properties fo:font-weight="bold" officeooo:rsid="00078e45" style:font-weight-asian="bold" style:font-weight-complex="bold"/>
    </style:style>
    <style:style style:name="T4" style:family="text">
      <style:text-properties fo:font-weight="bold" officeooo:rsid="00061815"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566b3" style:font-weight-asian="bold" style:font-weight-complex="bold"/>
    </style:style>
    <style:style style:name="T8" style:family="text">
      <style:text-properties style:text-underline-style="solid" style:text-underline-width="auto" style:text-underline-color="font-color" fo:font-weight="bold" officeooo:rsid="000cf3f9" style:font-weight-asian="bold" style:font-weight-complex="bold"/>
    </style:style>
    <style:style style:name="T9" style:family="text">
      <style:text-properties officeooo:rsid="00061815"/>
    </style:style>
    <style:style style:name="T10" style:family="text">
      <style:text-properties officeooo:rsid="00078e45"/>
    </style:style>
    <style:style style:name="T11" style:family="text">
      <style:text-properties style:font-name="CMU Typewriter Text1"/>
    </style:style>
    <style:style style:name="T12" style:family="text">
      <style:text-properties officeooo:rsid="0008383e"/>
    </style:style>
    <style:style style:name="T13" style:family="text">
      <style:text-properties officeooo:rsid="000920b7"/>
    </style:style>
    <style:style style:name="T14" style:family="text">
      <style:text-properties officeooo:rsid="0009fd58"/>
    </style:style>
    <style:style style:name="T15" style:family="text">
      <style:text-properties officeooo:rsid="000bc566"/>
    </style:style>
    <style:style style:name="T16" style:family="text">
      <style:text-properties officeooo:rsid="001693cb"/>
    </style:style>
    <style:style style:name="T17" style:family="text">
      <style:text-properties fo:font-style="italic" officeooo:rsid="00078e45" style:font-style-asian="italic" style:font-style-complex="italic"/>
    </style:style>
    <style:style style:name="T18" style:family="text">
      <style:text-properties officeooo:rsid="001833dc"/>
    </style:style>
    <style:style style:name="T19" style:family="text">
      <style:text-properties officeooo:rsid="000cf3f9"/>
    </style:style>
    <style:style style:name="T20" style:family="text">
      <style:text-properties fo:color="#3333ff"/>
    </style:style>
    <style:style style:name="T21" style:family="text">
      <style:text-properties fo:color="#3333ff" officeooo:rsid="0021d498"/>
    </style:style>
    <style:style style:name="T22" style:family="text">
      <style:text-properties fo:color="#3333ff" officeooo:rsid="00233846"/>
    </style:style>
    <style:style style:name="T23" style:family="text">
      <style:text-properties fo:color="#3333ff" officeooo:rsid="00257116" fo:background-color="#cc9966" loext:char-shading-value="0"/>
    </style:style>
    <style:style style:name="T24" style:family="text">
      <style:text-properties fo:color="#3333ff" officeooo:rsid="00257116"/>
    </style:style>
    <style:style style:name="T25" style:family="text">
      <style:text-properties style:font-name="CMU Typewriter Text1"/>
    </style:style>
    <style:style style:name="T26" style:family="text">
      <style:text-properties style:font-name="CMU Typewriter Text1" officeooo:rsid="001693cb"/>
    </style:style>
    <style:style style:name="T27" style:family="text">
      <style:text-properties style:font-name="CMU Typewriter Text1" officeooo:rsid="000bc566"/>
    </style:style>
    <style:style style:name="T28" style:family="text">
      <style:text-properties style:font-name="CMU Typewriter Text1" officeooo:rsid="000566b3"/>
    </style:style>
    <style:style style:name="T29" style:family="text">
      <style:text-properties style:font-name="CMU Typewriter Text1" officeooo:rsid="0008383e"/>
    </style:style>
    <style:style style:name="T30" style:family="text">
      <style:text-properties style:font-name="CMU Typewriter Text1" officeooo:rsid="0009fd58"/>
    </style:style>
    <style:style style:name="T31" style:family="text">
      <style:text-properties style:font-name="CMU Typewriter Text1" officeooo:rsid="0021d498"/>
    </style:style>
    <style:style style:name="T32" style:family="text">
      <style:text-properties style:font-name="CMU Typewriter Text1" fo:font-weight="normal" style:font-weight-asian="normal" style:font-weight-complex="normal"/>
    </style:style>
    <style:style style:name="T33" style:family="text">
      <style:text-properties style:font-name="CMU Typewriter Text1" fo:font-weight="normal" officeooo:rsid="00257116" style:font-weight-asian="normal" style:font-weight-complex="normal"/>
    </style:style>
    <style:style style:name="T34" style:family="text">
      <style:text-properties style:font-name="CMU Typewriter Text1" fo:font-weight="normal" officeooo:rsid="0029978a" style:font-weight-asian="normal" style:font-weight-complex="normal"/>
    </style:style>
    <style:style style:name="T35" style:family="text">
      <style:text-properties style:font-name="CMU Typewriter Text1" fo:font-weight="normal" officeooo:rsid="002bfc46" style:font-weight-asian="normal" style:font-weight-complex="normal"/>
    </style:style>
    <style:style style:name="T36" style:family="text">
      <style:text-properties style:font-name="CMU Typewriter Text1" officeooo:rsid="00264dc7"/>
    </style:style>
    <style:style style:name="T37" style:family="text">
      <style:text-properties style:font-name="CMU Typewriter Text1" fo:font-weight="bold" style:font-weight-asian="bold" style:font-weight-complex="bold"/>
    </style:style>
    <style:style style:name="T38" style:family="text">
      <style:text-properties style:font-name="CMU Typewriter Text1" fo:font-weight="bold" officeooo:rsid="00257116" style:font-weight-asian="bold" style:font-weight-complex="bold"/>
    </style:style>
    <style:style style:name="T39" style:family="text">
      <style:text-properties officeooo:rsid="00209b83"/>
    </style:style>
    <style:style style:name="T40" style:family="text">
      <style:text-properties officeooo:rsid="00215b57"/>
    </style:style>
    <style:style style:name="T41" style:family="text">
      <style:text-properties officeooo:rsid="0021a586"/>
    </style:style>
    <style:style style:name="T42" style:family="text">
      <style:text-properties officeooo:rsid="0021d498"/>
    </style:style>
    <style:style style:name="T43" style:family="text">
      <style:text-properties fo:color="#00cc33" style:font-name="CMU Typewriter Text1" officeooo:rsid="0021d498"/>
    </style:style>
    <style:style style:name="T44" style:family="text">
      <style:text-properties fo:color="#000000"/>
    </style:style>
    <style:style style:name="T45" style:family="text">
      <style:text-properties officeooo:rsid="00257116"/>
    </style:style>
    <style:style style:name="T46" style:family="text">
      <style:text-properties fo:font-weight="normal" style:font-weight-asian="normal" style:font-weight-complex="normal"/>
    </style:style>
    <style:style style:name="T47" style:family="text">
      <style:text-properties fo:font-weight="normal" officeooo:rsid="00257116" style:font-weight-asian="normal" style:font-weight-complex="normal"/>
    </style:style>
    <style:style style:name="T48" style:family="text">
      <style:text-properties fo:font-weight="normal" officeooo:rsid="00264dc7" style:font-weight-asian="normal" style:font-weight-complex="normal"/>
    </style:style>
    <style:style style:name="T49" style:family="text">
      <style:text-properties fo:font-weight="normal" officeooo:rsid="00270d89" style:font-weight-asian="normal" style:font-weight-complex="normal"/>
    </style:style>
    <style:style style:name="T50" style:family="text">
      <style:text-properties officeooo:rsid="00257116" fo:background-color="#cc9966" loext:char-shading-value="0"/>
    </style:style>
    <style:style style:name="T51" style:family="text">
      <style:text-properties fo:color="#33ff99" style:font-name="CMU Typewriter Text1" fo:font-weight="normal" officeooo:rsid="00257116" style:font-weight-asian="normal" style:font-weight-complex="normal"/>
    </style:style>
    <style:style style:name="T52" style:family="text">
      <style:text-properties style:font-name="Liberation Serif"/>
    </style:style>
    <style:style style:name="T53" style:family="text">
      <style:text-properties style:font-name="Liberation Serif" fo:font-weight="normal" style:font-weight-asian="normal" style:font-weight-complex="normal"/>
    </style:style>
    <style:style style:name="T54" style:family="text">
      <style:text-properties style:font-name="Liberation Serif" fo:font-weight="normal" officeooo:rsid="00257116" style:font-weight-asian="normal" style:font-weight-complex="normal"/>
    </style:style>
    <style:style style:name="T55" style:family="text">
      <style:text-properties style:font-name="Liberation Serif" fo:font-weight="normal" officeooo:rsid="00270d89" style:font-weight-asian="normal" style:font-weight-complex="normal"/>
    </style:style>
    <style:style style:name="T56" style:family="text">
      <style:text-properties style:font-name="Liberation Serif" fo:font-weight="normal" officeooo:rsid="0029978a" style:font-weight-asian="normal" style:font-weight-complex="normal"/>
    </style:style>
    <style:style style:name="T57" style:family="text">
      <style:text-properties style:font-name="Liberation Serif" fo:font-weight="normal" officeooo:rsid="002bfc46" style:font-weight-asian="normal" style:font-weight-complex="normal"/>
    </style:style>
    <style:style style:name="T58" style:family="text">
      <style:text-properties style:font-name="Liberation Serif" fo:font-weight="normal" officeooo:rsid="002c9241" style:font-weight-asian="normal" style:font-weight-complex="normal"/>
    </style:style>
    <style:style style:name="T59" style:family="text">
      <style:text-properties style:font-name="Liberation Serif" fo:font-weight="normal" officeooo:rsid="002e9aa6" style:font-weight-asian="normal" style:font-weight-complex="normal"/>
    </style:style>
    <style:style style:name="T60" style:family="text">
      <style:text-properties style:font-name="Liberation Serif" fo:font-weight="bold" style:font-weight-asian="bold" style:font-weight-complex="bold"/>
    </style:style>
    <style:style style:name="T61" style:family="text">
      <style:text-properties style:font-name="Liberation Serif" fo:font-weight="bold" officeooo:rsid="00257116" style:font-weight-asian="bold" style:font-weight-complex="bold"/>
    </style:style>
    <style:style style:name="T62" style:family="text">
      <style:text-properties style:font-name="Liberation Serif" fo:font-weight="bold" officeooo:rsid="002c9241" style:font-weight-asian="bold" style:font-weight-complex="bold"/>
    </style:style>
    <style:style style:name="T63" style:family="text">
      <style:text-properties style:font-name="Liberation Serif" officeooo:rsid="0029978a"/>
    </style:style>
    <style:style style:name="T64" style:family="text">
      <style:text-properties officeooo:rsid="00264357"/>
    </style:style>
    <style:style style:name="T65" style:family="text">
      <style:text-properties officeooo:rsid="00264dc7"/>
    </style:style>
    <style:style style:name="T66" style:family="text">
      <style:text-properties fo:color="#00cc00" style:font-name="CMU Typewriter Text1"/>
    </style:style>
    <style:style style:name="T67" style:family="text">
      <style:text-properties fo:color="#00cc00" style:font-name="CMU Typewriter Text1" fo:font-weight="normal" officeooo:rsid="0029978a" style:font-weight-asian="normal" style:font-weight-complex="normal"/>
    </style:style>
    <style:style style:name="T68" style:family="text">
      <style:text-properties officeooo:rsid="00270d89"/>
    </style:style>
    <style:style style:name="T69" style:family="text">
      <style:text-properties officeooo:rsid="002bfc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ogPy: A Primer</text:p>
      <text:p text:style-name="P1"/>
      <text:p text:style-name="P20">MoogPy is a python library created with f2py that wraps the MoogStokes FORTRAN 77 code. <text:s/>With the library, python programs can directly access the results of the spectral synthesis without worrying about generating/curating/maintaining line lists, parameter files, and output files <text:span text:style-name="T18">in the proper format and/or location</text:span>.</text:p>
      <text:p text:style-name="P1"/>
      <text:p text:style-name="P1"><text:span text:style-name="T5">MoogStokes functionality currently available in MoogPy</text:span>:</text:p>
      <text:list xml:id="list7054718508927006243" text:style-name="L1">
        <text:list-item>
          <text:p text:style-name="P4">Use the Synth driver </text:p>
          <text:list>
            <text:list-item>
              <text:p text:style-name="P4">'<text:span text:style-name="T11">synth</text:span>' – pure, unadulterated Moog</text:p>
            </text:list-item>
            <text:list-item>
              <text:p text:style-name="P32">Given a list of absorption lines and a model atmosphere, Moog calculates the emergent Stokes I spectrum.</text:p>
            </text:list-item>
          </text:list>
        </text:list-item>
        <text:list-item>
          <text:p text:style-name="P4">Use the SynStokes driver</text:p>
          <text:list>
            <text:list-item>
              <text:p text:style-name="P4">'<text:span text:style-name="T11">synstok</text:span>' – vintage Moog plus Polarized Radiative Transfer <text:span text:style-name="T64">(PRT)</text:span>.</text:p>
            </text:list-item>
            <text:list-item>
              <text:p text:style-name="P4"><text:span text:style-name="T40">Given a list of absorption lines and a model atmosphere, MoogStokes calculates the emergent </text:span>Stokes I, Q, U, and V <text:span text:style-name="T40">spectra. <text:s/>As the emergent spectrum changes depending on the viewing angle and magnetic field orientation, it is necessary to divide up the stellar disk into segments, calculate the emergent spectrum from each segment, and later combine the emergent spectra into a composite spectrum, applying appropriate weights and wavelength shifts. <text:s/>The current version of the code assumes a uniform and radial magnetic field. <text:s/>Two disk integration strategies are currently available:</text:span></text:p>
            </text:list-item>
            <text:list-item>
              <text:p text:style-name="P4"><text:span text:style-name="T41">B</text:span>eachball (only <text:span text:style-name="T41">Stokes </text:span>I <text:span text:style-name="T41">and</text:span> V) <text:span text:style-name="T41">assumes solid-body rotation and divides the stellar disk into vertical stripes (in a vague analogy to a beachball). <text:s/></text:span></text:p>
              <text:list>
                <text:list-item>
                  <text:p text:style-name="P4">Beachball uses Jeff Valenti's diskint algorithm</text:p>
                </text:list-item>
              </text:list>
            </text:list-item>
            <text:list-item>
              <text:p text:style-name="P33">Diskoball (all Stokes vectors) divides the entire stellar surface into a configurable number of rings and cells of approximately equal area (in a close analogy to a disco ball) and calculates the emergent spectra for each cell which is visible to the observer (cos theta &gt; 0)</text:p>
              <text:list>
                <text:list-item>
                  <text:p text:style-name="P4">while the FORTRAN plumbing for diskoball is in place/tested, the spigot on the python side is not ready.</text:p>
                </text:list-item>
              </text:list>
            </text:list-item>
          </text:list>
        </text:list-item>
        <text:list-item>
          <text:p text:style-name="P4">Use the TraceStokes driver</text:p>
          <text:list>
            <text:list-item>
              <text:p text:style-name="P4">'<text:span text:style-name="T11">stoktra</text:span>'</text:p>
            </text:list-item>
            <text:list-item>
              <text:p text:style-name="P4">Traces all Stokes vectors (+ continuum) through the atmosphere at a single wavelength point. <text:s/>Analogous to using a “dipstick” to probe the formation location/environment of absorption lines.</text:p>
            </text:list-item>
          </text:list>
        </text:list-item>
      </text:list>
      <text:p text:style-name="P1"/>
      <text:p text:style-name="P1">Tools currently available in the <text:span text:style-name="T17">nefarious-funicular</text:span><text:span text:style-name="T10"> github package are:</text:span></text:p>
      <text:list xml:id="list5106523385162512487" text:style-name="L2">
        <text:list-item>
          <text:p text:style-name="P6"><text:span text:style-name="T7">DiffSens</text:span><text:span text:style-name="T1">: A utility to make differential sensitivity plots. <text:s/>Differential Sensitivity plots show the partial derivatives of different lines to changes in Teff, log g, and magnetic field strength.</text:span></text:p>
        </text:list-item>
        <text:list-item>
          <text:p text:style-name="P6"><text:span text:style-name="T7">CounterPoint</text:span><text:span text:style-name="T1">: A utility to make manual manipulation of synthetic PRT spectra tractable. <text:s/>CounterPoint makes it simple to plot synthetic spectra produced by MoogStokes over an observed spectrum.</text:span></text:p>
        </text:list-item>
      </text:list>
      <text:p text:style-name="P1"/>
      <text:p text:style-name="P1"><text:span text:style-name="T6">MoogPy Installation Instructions</text:span>:</text:p>
      <text:list xml:id="list6303051507737268299" text:style-name="L3">
        <text:list-item>
          <text:p text:style-name="P9">Make sure you have the following things installed <text:span text:style-name="T9">on your system</text:span>:<text:line-break/><text:span text:style-name="T2">f2py</text:span> – <text:span text:style-name="T10">type f2py in a terminal, ensure you do not get a command-not-found error<text:line-break/></text:span><text:span text:style-name="T3">gfortran</text:span><text:span text:style-name="T10"> – type gfortran in a terminal, ensure you do not get a command-not-found error</text:span><text:line-break/><text:span text:style-name="T2">ATLAS/LAPACK</text:span> – <text:span text:style-name="T10">see if some of the following libraries exist in /usr/lib64/atlas<text:line-break/></text:span><text:soft-page-break/><text:span text:style-name="T10"><text:tab/>libatlas.so<text:line-break/><text:tab/>liblapack.so<text:line-break/><text:tab/>libf77blas.so<text:line-break/><text:tab/><text:tab/>(I am unsure of which EXACT library is needed, as it seems to vary with<text:line-break/><text:tab/><text:tab/> <text:s/>your system architecture and operating system. <text:s/>In any case, if you do not<text:line-break/><text:tab/><text:tab/> <text:s/>have the correct library, f2py will complain and tell you what exact libraries <text:line-break/><text:tab/><text:tab/> <text:s/>you need)</text:span><text:line-break/><text:span text:style-name="T3">python</text:span><text:span text:style-name="T10"> &gt; 2.7 (NOT the version provided by scisoft. <text:s/>If your default python is from scisoft, most likely you will need to install a new version of python directly from the website. <text:s/>Punt to IT/helpdesk here if you don't have the required permissions.)</text:span><text:line-break/><text:span text:style-name="T4">ipython</text:span><text:span text:style-name="T9"> (not required, but recommended)<text:line-break/>The following python packages: <text:s/>(Open python and type import &lt;package_name&gt;, ensure that no package-not-found errors occur)<text:line-break/><text:tab/>pyfits<text:line-break/><text:tab/>numpy<text:line-break/><text:tab/>scipy<text:line-break/></text:span></text:p>
        </text:list-item>
        <text:list-item>
          <text:p text:style-name="P7"><text:span text:style-name="T1">Download the .zip file from the MoogPy github repository:<text:line-break/><text:line-break/></text:span><text:a xlink:type="simple" xlink:href="https://github.com/soylentdeen/MoogPy" text:style-name="Internet_20_link" text:visited-style-name="Visited_20_Internet_20_Link"><text:span text:style-name="T28">https://github.com/soylentdeen/MoogPy</text:span></text:a><text:span text:style-name="T1"><text:line-break/></text:span></text:p>
        </text:list-item>
        <text:list-item>
          <text:p text:style-name="P12">Unzip the .zip file. <text:s/>Be <text:span text:style-name="T42">aware</text:span> of the fact that the .zip file will usually unzip to MoogPy-master, and not MoogPy. <text:s/>You can either rename the directory to MoogPy-master to MoogPy, or just adjust all your other paths accordingly.<text:line-break/><text:line-break/><text:span text:style-name="T65">The MoogPy directory contains the following files/directories:<text:line-break/>TBC</text:span><text:line-break/></text:p>
        </text:list-item>
        <text:list-item>
          <text:p text:style-name="P7"><text:span text:style-name="T15">Edit by hand the location of the Moog source code in line 21 in the MoogStokessilent.f<text:line-break/><text:line-break/></text:span><text:span text:style-name="T27">moogpath = <text:line-break/>. '/absolute/path/to/MoogSource/directory/'</text:span><text:line-break/></text:p>
        </text:list-item>
        <text:list-item>
          <text:p text:style-name="P8"><text:span text:style-name="T15">Download the Absorption Line, Atmosphere, and Observed Spectra databases from:<text:line-break/><text:line-break/></text:span><text:a xlink:type="simple" xlink:href="http://www.mpia.de/~deen/Software/MoogPy/MoogPy.html" text:style-name="Internet_20_link" text:visited-style-name="Visited_20_Internet_20_Link"><text:span text:style-name="T27">http://www.mpia.de/~deen/Software/MoogPy/MoogPy.html</text:span></text:a><text:span text:style-name="T15"><text:line-break/><text:line-break/>Put the three tarballs in your favorite directory. <text:s/>Unzip the three tarballs here. <text:s/>This process should result in three directories: (AbsorptionLines, Atmospheres, and ObservedSpectra). <text:s/><text:line-break/></text:span></text:p>
        </text:list-item>
        <text:list-item>
          <text:p text:style-name="P13"><text:span text:style-name="T16">Unfortunately, in the halcyon days of FORTRAN, file names and paths were never foreseen to be longer than 80 characters. <text:s/>In the fast and loose software culture of today, the combination of descriptive file names and directory structures can easily make the length of an absolute path to a file longer than this limit. <text:s/>In order to get around this restriction, we can use symbolic links to shorten the absolute path of input and output files. <text:s/>To do this, we need to make a symbolic link to the location of the data.<text:line-break/><text:line-break/></text:span><text:span text:style-name="T26">/home/user &gt; ln -s /absolute/path/to/MoogPyData MoogPyData</text:span><text:span text:style-name="T16"><text:line-break/></text:span><text:soft-page-break/><text:span text:style-name="T16"><text:line-break/>This will create the following symbolic link:<text:line-break/><text:line-break/></text:span><text:span text:style-name="T26">/home/user/MoogPyData → /absolute/path/to/MoogPyData/</text:span><text:line-break/></text:p>
        </text:list-item>
        <text:list-item>
          <text:p text:style-name="P11">Ensure the following environment variables are set to proper value<text:span text:style-name="T12">s</text:span><text:line-break/><text:span text:style-name="T12">PYTHONPATH – should include the MoogTools directory inside MoogPy<text:line-break/>MOOGPYDATAPATH – should point to the MoogPyData symbolic link <text:line-break/><text:line-break/>if you are using BASH, putting the following lines in $HOME/.bashrc will do the trick</text:span></text:p>
          <text:p text:style-name="P11"><text:span text:style-name="T12"><text:line-break/></text:span><text:span text:style-name="T29">export PYTHONPATH=/other/python/paths/:/path/to/MoogPy/MoogTools/<text:line-break/>export MOOGPYDATAPATH=/</text:span><text:span text:style-name="T36">home/user</text:span><text:span text:style-name="T29">/MoogPyData/</text:span><text:span text:style-name="T12"><text:line-break/></text:span></text:p>
        </text:list-item>
        <text:list-item>
          <text:p text:style-name="P9"><text:span text:style-name="T12">If you are on a Mac running scisoft, you will need to unset the following variables <text:line-break/></text:span><text:span text:style-name="T29">unset F77<text:line-break/>unset LDFLAGS<text:line-break/>unset F2C</text:span><text:span text:style-name="T12"><text:line-break/><text:line-break/>If you are unsure if you have scisoft, open a terminal and type:<text:line-break/><text:line-break/></text:span><text:span text:style-name="T29">user@host ~&gt; which python</text:span><text:span text:style-name="T12"><text:line-break/><text:line-break/>If the returned path contains some variant of “scisoft”, chances are good that you are running scisoft.<text:line-break/><text:line-break/>The best way to do this is to place the above commands at the beginning of the </text:span><text:span text:style-name="T29">./MoogSource/recompileMoogStokes.sh</text:span><text:span text:style-name="T12"> file</text:span><text:line-break/></text:p>
        </text:list-item>
        <text:list-item>
          <text:p text:style-name="P10">Change the following path in the ./MoogSource/recompileMoogStokes.sh file:<text:line-break/><text:line-break/><text:span text:style-name="T11">-L/usr/lib64/atlas/</text:span> <text:line-break/><text:line-break/>to reflect the actual location of the atlas library on your system.<text:line-break/><text:line-break/><text:span text:style-name="T13">(N.B. On Dan's MacBook 10.8.5, these libraries are in /usr/lib/<text:line-break/><text:line-break/>On my OpenSuse linux distribution, I need to include the following libraries:<text:line-break/><text:tab/>-llapack<text:line-break/><text:tab/>-lf77blas<text:line-break/><text:tab/>-latlas<text:line-break/><text:tab/>-lcblas<text:line-break/><text:tab/>-lsatlas<text:line-break/><text:tab/>-ltatlas<text:line-break/>However, on Dan's MacBook, only the -llapack library is necessary. <text:s/>Indeed, the compile will fail if you include the other -libraries. <text:s/>I have no idea why this is. <text:s/>If the compile script complains about missing libraries, try adding them. <text:s/>The format is liblapack.so = -llapack, libf77blas.so = -lf77blas, etc...<text:line-break/></text:span><text:soft-page-break/><text:span text:style-name="T13">If you are also installing on a Mac, give the recompileMoogStokes_forDan.sh a try. <text:s/>It may not work right out of the box, but it may be closer to your system than the one developed for my Linux box.)<text:line-break/></text:span></text:p>
        </text:list-item>
        <text:list-item>
          <text:p text:style-name="P14">If necessary <text:span text:style-name="T68">(i.e. if you get errors about missing compilers)</text:span>, change the <text:span text:style-name="T18">FORTRAN</text:span> compiler specified in ./MoogSource/recompileMoogStokes.sh file:<text:line-break/></text:p>
          <text:p text:style-name="P14">--fcompiler=gnu95 (or gfortran or whatever is appropriate for your system)<text:line-break/><text:line-break/><text:span text:style-name="T13">(N.B. This option is not included in the default recompileMoogStokes.sh file, but it should inserted before/after the –f77flags=-fcheck=all option. On Dan's MacBook 10.8.5, the --fcompiler variable should be set to gnu95)<text:line-break/></text:span></text:p>
        </text:list-item>
        <text:list-item>
          <text:p text:style-name="P10">run ./recompileMoogStokes.sh <text:line-break/><text:line-break/><text:span text:style-name="T14">If the script does not run, make sure you have the ./ in the command (./ is a way to indicate to the command shell to explicitly look in the current directory). <text:s/>Also, ensure that the command is executable (if not, run </text:span><text:span text:style-name="T30">chmod +x ./recompileMoogStokes.sh</text:span><text:span text:style-name="T14">)<text:line-break/><text:line-break/></text:span>This <text:span text:style-name="T42">script</text:span> should run <text:span text:style-name="T9">f2py and do the wrapping of the F77 in python. <text:s/>If the routine fails with an error, this is bad, and means that MoogStokesPy did not compile/install. <text:s/>Unless there is a subtle difference in your compiler of which I am unaware, the error is most likely a linking error. <text:s/>Check to ensure that the libraries in the recompile script are indeed pointing to the correct locations and that the library exists. <text:s/>If a given library does not exist on your system, it may simply be subsumed in a different library.<text:line-break/></text:span></text:p>
        </text:list-item>
        <text:list-item>
          <text:p text:style-name="P15">Go to the MoogPy base directory. <text:s/>Open up ipython<text:line-break/><text:line-break/><text:span text:style-name="T31">username@host: MoogPy&gt; ipython</text:span><text:span text:style-name="T42"><text:line-break/></text:span></text:p>
        </text:list-item>
        <text:list-item>
          <text:p text:style-name="P15">Run StokesExample.py<text:line-break/><text:line-break/><text:span text:style-name="T43">In [1]</text:span><text:span text:style-name="T31">: run StokesExample.py</text:span><text:line-break/><text:line-break/><text:span text:style-name="T42">If all goes well, you should see MoogStokes start printing out wavelengths in the ipython terminal. <text:s/>After the spectrum is calculated, you should see a spectrum displayed in a Matplotlib figure. <text:s/>If you see the wavelengths in the terminal but not the spectrum, check to make sure you have the correct backend installed for Matplotlib.</text:span><text:line-break/></text:p>
        </text:list-item>
        <text:list-item>
          <text:p text:style-name="P16">Profit.</text:p>
        </text:list-item>
      </text:list>
      <text:p text:style-name="P17"/>
      <text:p text:style-name="P25">To describe what is going on under the hood, let's look at the StokesExample.py:</text:p>
      <text:p text:style-name="P25"/>
      <text:p text:style-name="P38">import MoogTools <text:s text:c="19"/># <text:span text:style-name="T20">MoogPy wrapper library</text:span></text:p>
      <text:p text:style-name="P39">import matplotlib.pyplot as pyplot <text:s/># <text:span text:style-name="T20">Python plotting library</text:span></text:p>
      <text:p text:style-name="P39"/>
      <text:p text:style-name="P39">fig = pyplot.figure(0)</text:p>
      <text:p text:style-name="P39">fig.clear()</text:p>
      <text:p text:style-name="P39"><text:soft-page-break/>ax = fig.add_axes([0.1, 0.1, 0.8, 0.8])</text:p>
      <text:p text:style-name="P39"/>
      <text:p text:style-name="P39"># <text:span text:style-name="T20">Configuration file which contains all parameters for MoogStokes</text:span></text:p>
      <text:p text:style-name="P39">moogPyConfigFile = 'StokesExample.cfg'</text:p>
      <text:p text:style-name="P39"/>
      <text:p text:style-name="P39"># <text:span text:style-name="T20">Instantiate the MoogStokes object</text:span></text:p>
      <text:p text:style-name="P39">Moog = MoogTools.MoogStokesSpectrum(moogPyConfigFile, fileBase = 'example')</text:p>
      <text:p text:style-name="P39"># <text:span text:style-name="T20">Run MoogStokes, extract spectrum into Python</text:span></text:p>
      <text:p text:style-name="P39">wavelength, flux = Moog.run(save=True)</text:p>
      <text:p text:style-name="P39"/>
      <text:p text:style-name="P39"># <text:span text:style-name="T20">Plot emergent spectrum</text:span></text:p>
      <text:p text:style-name="P39">ax.plot(wavelength, flux)</text:p>
      <text:p text:style-name="P39">fig.show()</text:p>
      <text:p text:style-name="P17"/>
      <text:p text:style-name="P26">As you can see, the interaction between the user and MoogStokes is limited to two lines, one to instantiate the MoogStokes object, and one to trigger the execution of the program. <text:s/>The MoogTools object handles the interface to the program for the user.</text:p>
      <text:p text:style-name="P26"/>
      <text:p text:style-name="P26">The user can specify the detailed parameters to control MoogStokes in the configuration file passed to the MoogStokes object. <text:s/>Here is the contents of the StokesExample.cfg file referenced in the above example:</text:p>
      <text:p text:style-name="P26"/>
      <text:p text:style-name="P40"># <text:span text:style-name="T20">Global Parameters</text:span></text:p>
      <text:p text:style-name="P40"><text:span text:style-name="T6">Bfield</text:span> = 2.0 <text:s text:c="4"/># <text:span text:style-name="T20">kilo-Gauss</text:span></text:p>
      <text:p text:style-name="P40"><text:span text:style-name="T6">Teff</text:span> = 3600 <text:s text:c="5"/># <text:span text:style-name="T20">Kelvin</text:span></text:p>
      <text:p text:style-name="P40"><text:span text:style-name="T6">logg</text:span> = 4.0 <text:s text:c="6"/># <text:span text:style-name="T20">cgs dex</text:span></text:p>
      <text:p text:style-name="P40"><text:span text:style-name="T6">vsini</text:span> = 5.0 <text:s text:c="5"/># <text:span text:style-name="T20">km/sec</text:span></text:p>
      <text:p text:style-name="P40">grid = True <text:s text:c="6"/># <text:span text:style-name="T20">Whether or not Moog is restricted to the </text:span></text:p>
      <text:p text:style-name="P40"><text:s text:c="18"/># <text:span text:style-name="T20">parameters covered by the models</text:span></text:p>
      <text:p text:style-name="P40"/>
      <text:p text:style-name="P40"># <text:span text:style-name="T20">Wavelength bounds of synthesis</text:span></text:p>
      <text:p text:style-name="P40"><text:span text:style-name="T6">wlStart</text:span> = 22020</text:p>
      <text:p text:style-name="P40"><text:span text:style-name="T6">wlStop</text:span> = 22120</text:p>
      <text:p text:style-name="P40"/>
      <text:p text:style-name="P40"># <text:span text:style-name="T20">Location to write the </text:span><text:span text:style-name="T21">l</text:span><text:span text:style-name="T20">ists </text:span><text:span text:style-name="T21">of lines extracted from the </text:span></text:p>
      <text:p text:style-name="P41"><text:span text:style-name="T44">#</text:span><text:span text:style-name="T21"> </text:span><text:span text:style-name="T20">Master line list </text:span><text:span text:style-name="T22">(wlStart &lt; wl &lt; wlStop)</text:span></text:p>
      <text:p text:style-name="P40">Strong_FileName = ./MoogSandbox/strong.lines</text:p>
      <text:p text:style-name="P40">Weak_FileName = ./MoogSandbox/weak.lines</text:p>
      <text:p text:style-name="P40">deltav = 0.01</text:p>
      <text:p text:style-name="P40"/>
      <text:p text:style-name="P40"># <text:span text:style-name="T20">Atomic and Molecular line files for generating Moog line lists</text:span></text:p>
      <text:p text:style-name="P40">strong_file = AbsorptionLines/VALD/lines.strong</text:p>
      <text:p text:style-name="P40">VALD_file = AbsorptionLines/VALD/vald_master.txt</text:p>
      <text:p text:style-name="P40">molecules = AbsorptionLines/Molecular/</text:p>
      <text:p text:style-name="P40"><text:soft-page-break/>gf_file = AbsorptionLines/corrections/corrected_lines.dat</text:p>
      <text:p text:style-name="P40"><text:span text:style-name="T6">doMolecules</text:span> = False</text:p>
      <text:p text:style-name="P40"/>
      <text:p text:style-name="P40"># <text:span text:style-name="T20">Parameters for the Moog .par file</text:span></text:p>
      <text:p text:style-name="P40">moog_Parameters = MoogStokesPar.cfg</text:p>
      <text:p text:style-name="P40"/>
      <text:p text:style-name="P40"># <text:span text:style-name="T20">Parameters for saving the output</text:span></text:p>
      <text:p text:style-name="P40"><text:span text:style-name="T6">outbase</text:span> = StokesExample</text:p>
      <text:p text:style-name="P40"><text:span text:style-name="T6">outdir</text:span> = ./Output/</text:p>
      <text:p text:style-name="P26"/>
      <text:p text:style-name="P27">The first section of the configuration file tells MoogStokes what parameters to put into the sythesis. <text:s/>Teff and logg are used to select the model atmosphere. <text:s/><text:span text:style-name="T19">Currently you are restricted to running models on the grid of model atmospheres. <text:s/>For the MARCS models, the grid is structured in the following manner:</text:span></text:p>
      <text:list xml:id="list7194235181875438364" text:style-name="L4">
        <text:list-item>
          <text:p text:style-name="P18">2500 K &lt;= Teff &lt;= 4000 K – Temperature steps every 100 K, log g spans from 3.0 – 5.5 in steps of 0.5 dex</text:p>
        </text:list-item>
        <text:list-item>
          <text:p text:style-name="P18">4000 &lt;= Teff &lt;= 6000 K – Temperature steps every 250 K, log g spans from 3.0 to 5.0 in steps of 0.5 dex</text:p>
        </text:list-item>
      </text:list>
      <text:p text:style-name="P27">While the options for Teff and logg are currently discrete, the user is free to select any positive value for vsini and B.</text:p>
      <text:p text:style-name="P27"/>
      <text:p text:style-name="P27">The second section of the configuration file tells MoogStokes what wavelength range of the spectrum to synthesize. <text:s/>The units of the starting and stopping wavelengths are currently in Angstroms. <text:s/>You are in principle free to <text:span text:style-name="T39">synthesize as large a spectral region as you would like, but bear in mind these two caveats:</text:span></text:p>
      <text:list xml:id="list6814469891006805914" text:style-name="L9">
        <text:list-item>
          <text:p text:style-name="P28">Large (&gt; 500 Angstrom) spectral regions can take a while to synthesize</text:p>
        </text:list-item>
        <text:list-item>
          <text:p text:style-name="P34">The adaptive-mesh wavelength grid is constructed </text:p>
        </text:list-item>
        <text:list-item>
          <text:p text:style-name="P28">The adaptive-mesh wavelength grid routine has a limit of 50000 “contributing” and “strong” lines each. <text:s/>A “contributing” line is a line which is more than 1% deep at line center, and a “strong” line is a line which is more than 10% deep at line center. <text:s/>Your line list can contain more lines than this if some of them (due to abundance or ionization effects) simply do not contribute significantly to the opacity.</text:p>
        </text:list-item>
      </text:list>
      <text:p text:style-name="P3"/>
      <text:p text:style-name="P29">The last section of the configuration file tells MoogPy where to save the final version of the spectrum. <text:s/>The string in “outdir” is the directory in which the synth<text:span text:style-name="T65">e</text:span>sized .fits file is stored, while the “outbase” is the base file name out of which the output file name is created. <text:s/>The format of a saved file is the following:</text:p>
      <text:p text:style-name="P29"/>
      <text:p text:style-name="P30">/outdir/outbase_TWWWW_GX.XX_BY.YY_VZ.Z.fits</text:p>
      <text:p text:style-name="P29"/>
      <text:p text:style-name="P29">where WWWW = Temperature, X.XX = log g, Y.YY = B field, and Z.Z = v sin(i)</text:p>
      <text:p text:style-name="P3"/>
      <text:p text:style-name="P3"><text:span text:style-name="T6">How to install the suite of programs which use MoogPy</text:span>:</text:p>
      <text:p text:style-name="P3"/>
      <text:list xml:id="list827852695005147394" text:style-name="L5">
        <text:list-item>
          <text:p text:style-name="P21"><text:span text:style-name="T19">Download the .zip file of the repository from:<text:line-break/><text:line-break/></text:span><text:a xlink:type="simple" xlink:href="http://www.github.com/soylentdeen/nefarious-funicular/" text:style-name="Internet_20_link" text:visited-style-name="Visited_20_Internet_20_Link"><text:span text:style-name="T19">http://www.github.com/soylentdeen/nefarious-funicular/</text:span></text:a><text:span text:style-name="T19"><text:line-break/></text:span><text:soft-page-break/><text:span text:style-name="T19"><text:line-break/>(The download link can be found in the “Download ZIP” button in the lower right)<text:line-break/></text:span></text:p>
        </text:list-item>
        <text:list-item>
          <text:p text:style-name="P22"><text:span text:style-name="T19">Unzip it, and enter the nefarious-funicular directory (you may have to rename it from nefarious-funicular-master). <text:s/>You should find the following two sub-directories</text:span></text:p>
        </text:list-item>
      </text:list>
      <text:list xml:id="list3476857779357581963" text:style-name="L8">
        <text:list-item>
          <text:list>
            <text:list-item>
              <text:p text:style-name="P23"><text:span text:style-name="T8">CounterPoint</text:span><text:span text:style-name="T19">: <text:s/>- allows you to over-plot synthetic spectra with observed spectra more or less on-the-fly, adjust wavelength and continuum shifts, apply veiling</text:span></text:p>
            </text:list-item>
            <text:list-item>
              <text:p text:style-name="P24"><text:span text:style-name="T6">DiffSpec</text:span>: - allows you to produce a “differential sensitivity plot” for a desired spectral region, set of fiducial stellar parameters, and delta steps. <text:s/><text:span text:style-name="T69">Relative to the continuum.</text:span></text:p>
            </text:list-item>
          </text:list>
        </text:list-item>
      </text:list>
      <text:p text:style-name="P35"/>
      <text:p text:style-name="P36"><text:span text:style-name="T6">CounterPoint</text:span>:</text:p>
      <text:list xml:id="list4706466685429476326" text:style-name="L10">
        <text:list-item>
          <text:p text:style-name="P37">Start three terminals</text:p>
        </text:list-item>
        <text:list-item>
          <text:p text:style-name="P37">In Terminal #1, enter the CounterPoint directory, start ipython:<text:line-break/><text:line-break/><text:span text:style-name="T11">user@host ~&gt; cd /path/to/CounterPoint/<text:line-break/>user@host CounterPoint&gt;ipython</text:span><text:line-break/></text:p>
        </text:list-item>
        <text:list-item>
          <text:p text:style-name="P37">In Terminal #2, enter the Orchestra directory, start ipython:<text:line-break/></text:p>
          <text:p text:style-name="P31">user@host ~&gt; cd /path/to/CounterPoint/Orchestra</text:p>
          <text:p text:style-name="P37"><text:span text:style-name="T11">user@host Orchestra&gt;ipython</text:span><text:line-break/></text:p>
        </text:list-item>
        <text:list-item>
          <text:p text:style-name="P42">In Terminal #1, run python program “cp.py” and pass the desired <text:span text:style-name="T65">CounterPoint </text:span>configuration file <text:span text:style-name="T65">as a variable</text:span><text:line-break/><text:line-break/><text:span text:style-name="T66">In [1]</text:span><text:span text:style-name="T11">: run cp.py KbandTi.IGRINS</text:span><text:line-break/><text:line-break/><text:span text:style-name="T45">The configuration file contains the following keywords:<text:line-break/><text:line-break/></text:span><text:span text:style-name="T50"># </text:span><text:span text:style-name="T23">Contents of KbandTi.IGRINS</text:span></text:p>
          <text:p text:style-name="P44"><text:span text:style-name="T45">watched_dir = ./Output/ <text:tab/><text:tab/><text:tab/><text:tab/> # </text:span><text:span text:style-name="T24">Directory to watch for new spectra</text:span></text:p>
          <text:p text:style-name="P44"><text:span text:style-name="T45">observed = ./Observed/TWHydra_IGRINS.fits <text:s text:c="8"/># </text:span><text:span text:style-name="T24">Path to observed spectra</text:span></text:p>
          <text:p text:style-name="P44"><text:span text:style-name="T45">wlStart = 22200<text:tab/><text:tab/><text:tab/><text:tab/><text:tab/> # </text:span><text:span text:style-name="T24">Starting Wavelength</text:span></text:p>
          <text:p text:style-name="P44"><text:span text:style-name="T45">wlStop = 22300<text:tab/><text:tab/><text:tab/><text:tab/><text:tab/> # </text:span><text:span text:style-name="T24">Stopping Wavelength</text:span></text:p>
          <text:p text:style-name="P44"><text:span text:style-name="T45">wlOffset = 40.0<text:tab/><text:tab/><text:tab/><text:tab/><text:tab/> # </text:span><text:span text:style-name="T24">Wavelength shift in Observed Spectrum</text:span></text:p>
          <text:p text:style-name="P44"><text:span text:style-name="T45">continuum = 0.97<text:tab/><text:tab/><text:tab/><text:tab/><text:tab/> # </text:span><text:span text:style-name="T24">Scaling factor for observed spectra</text:span></text:p>
          <text:p text:style-name="P44"><text:span text:style-name="T45">veiling = 0.1<text:tab/><text:tab/><text:tab/><text:tab/><text:tab/><text:tab/> # </text:span><text:span text:style-name="T24">Amount of Veiling</text:span></text:p>
          <text:p text:style-name="P42"><text:span text:style-name="T50">resolving_power = 40000.0<text:tab/><text:tab/><text:tab/><text:tab/> # </text:span><text:span text:style-name="T23">Convolution R for synthetic spectra</text:span><text:line-break/><text:line-break/>This should plot an observed spectrum and any available synthetic spectra. <text:s/>The program will give the following options:<text:line-break/><text:line-break/><text:span text:style-name="T38">s(e)lect plotted spectra</text:span><text:span text:style-name="T45"> <text:s text:c="2"/>– looks in the watched_dir for any new files, allows user to toggle which spectra to plot along with the observed.</text:span><text:line-break/><text:span text:style-name="T37">(w)avelength shift</text:span><text:span text:style-name="T46"> – </text:span><text:span text:style-name="T47">Shifts the observed spectrum in wavelength </text:span><text:span text:style-name="T48">(in units of Angstroms)</text:span><text:line-break/><text:span text:style-name="T37">(c)ontinuum</text:span><text:span text:style-name="T46"> – </text:span><text:span text:style-name="T47">Scales the observed flux by an input value</text:span><text:line-break/><text:span text:style-name="T38">(s)ave plot</text:span><text:span text:style-name="T47"> – Saves the plot as a .png file.</text:span><text:span text:style-name="T45"><text:line-break/></text:span><text:soft-page-break/><text:span text:style-name="T38">(q)uit</text:span><text:span text:style-name="T47"> – Quits the program.<text:line-break/></text:span></text:p>
        </text:list-item>
        <text:list-item>
          <text:p text:style-name="P43"><text:span text:style-name="T49">If no synthetic spectra overlap the wavelength range specified in the CounterPoint configuration file, only the observed spectrum will be plotted. <text:s/>If you would like to generate a new spectrum for plotting, do the following: </text:span><text:span text:style-name="T48">In Terminal #3, enter Orchestra directory, edit spectrum.cfg:</text:span></text:p>
          <text:p text:style-name="P43"/>
          <text:p text:style-name="P47"><text:span text:style-name="T48">user@host ~&gt; cd /path/to/CounterPoint/Orchestra</text:span></text:p>
          <text:p text:style-name="P47"><text:span text:style-name="T48">user@host Orchestra&gt; vim spectrum.cfg</text:span></text:p>
          <text:p text:style-name="P43"><text:span text:style-name="T47"><text:line-break/></text:span><text:span text:style-name="T49">C</text:span><text:span text:style-name="T47">hange the wavelength region to synthesize in the </text:span><text:span text:style-name="T49">Orchestra/</text:span><text:span text:style-name="T47">spectrum.cfg file </text:span><text:span text:style-name="T49">to overlap the wavelength plotting range specified in the CounterPoint configuration file</text:span><text:span text:style-name="T47">. <text:s/></text:span><text:span text:style-name="T49">Also change the model atmosphere parameters (Teff, logg) and magnetic field (Bfield) to your desired settings.</text:span><text:span text:style-name="T47"><text:line-break/><text:line-break/>Next, go to Terminal #2, and run the generateSpectrum.py file:<text:line-break/><text:line-break/></text:span><text:span text:style-name="T51">In [1]</text:span><text:span text:style-name="T33">: run generateSpectrum.py<text:line-break/><text:line-break/></text:span><text:span text:style-name="T54">This will generate a new spectrum, and save it in the directory specified by the </text:span><text:span text:style-name="T61">outdir</text:span><text:span text:style-name="T54"> keyword in </text:span><text:span text:style-name="T55">Orchestra/</text:span><text:span text:style-name="T54">spectrum.cfg.<text:line-break/></text:span></text:p>
        </text:list-item>
        <text:list-item>
          <text:p text:style-name="P45"><text:span text:style-name="T53">Now, go back to Terminal #1 and choose 'e'. <text:s/>The program will re-scan the monitored directory specified by the </text:span><text:span text:style-name="T60">watched_dir</text:span><text:span text:style-name="T53"> in the CounterPoint configuration file, </text:span><text:span text:style-name="T55">and list all synthetic spectra which overlap the requested wavelength region</text:span><text:span text:style-name="T53">. <text:s/>You should see the new spectrum generated by MoogStokes as an option to plot. <text:s/>If not, ensure that the </text:span><text:span text:style-name="T60">watched_dir</text:span><text:span text:style-name="T53"> and </text:span><text:span text:style-name="T60">outdir</text:span><text:span text:style-name="T53"> point to the same directory. <text:s/>Press enter. <text:s/>The plot should now show your newly synthesized spectrum in the top-half of the figure, and difference between the observed and synthesized in the lower half of the figure.<text:line-break/></text:span></text:p>
        </text:list-item>
      </text:list>
      <text:p text:style-name="P46"/>
      <text:p text:style-name="P51"><text:span text:style-name="T52">DiffS</text:span><text:span text:style-name="T63">ens</text:span><text:span text:style-name="T52">:</text:span></text:p>
      <text:p text:style-name="P52"><text:span text:style-name="T53">DiffS</text:span><text:span text:style-name="T56">ens</text:span><text:span text:style-name="T53"> is a suite of routines </text:span><text:span text:style-name="T57">that</text:span><text:span text:style-name="T53"> allow</text:span><text:span text:style-name="T57">s</text:span><text:span text:style-name="T53"> a user to generate differential sensitivity plots. </text:span><text:span text:style-name="T57"><text:s/>The differential sensitivity of a spectrum is a partial derivative (in units of the continuum level) of the spectrum when changing one or another of the input parameters (Teff, log g, or magnetic field strength). </text:span><text:span text:style-name="T53">The DiffS</text:span><text:span text:style-name="T56">ens</text:span><text:span text:style-name="T53"> sub-directory is on the same hierarchical level as the CounterPoint directory. To generate a differential sensitivity plot of your own, follow this procedure:</text:span></text:p>
      <text:list xml:id="list7734574233989808524" text:style-name="L12">
        <text:list-item>
          <text:p text:style-name="P48"><text:span text:style-name="T53">Open a terminal, go to the DiffS</text:span><text:span text:style-name="T56">ens</text:span><text:span text:style-name="T53"> directory.<text:line-break/><text:line-break/></text:span><text:span text:style-name="T32">user@host ~&gt; cd /path/to/</text:span><text:span text:style-name="T35">nefarious-funicular/</text:span><text:span text:style-name="T32">DiffS</text:span><text:span text:style-name="T34">ens</text:span><text:span text:style-name="T32">/</text:span><text:span text:style-name="T53"><text:line-break/></text:span></text:p>
        </text:list-item>
        <text:list-item>
          <text:p text:style-name="P48"><text:span text:style-name="T53">Rename the example.</text:span><text:span text:style-name="T56">diffsens</text:span><text:span text:style-name="T53"> configuration file to a file name of your choosing. <text:s/>Edit this new file. </text:span><text:span text:style-name="T56">You will notice that t</text:span><text:span text:style-name="T53">he contents of th</text:span><text:span text:style-name="T56">is DiffSens</text:span><text:span text:style-name="T53"> configuration file are very similar to the StokesExample.cfg configuration file described earlier </text:span><text:span text:style-name="T56">in the MoogPy installation instructions</text:span><text:span text:style-name="T53">, but with a few extra lines. <text:s/></text:span><text:span text:style-name="T56">The lines which are in common with the StokesExample.cfg file define the “fiducial” model, while the extra lines (with the prefix “delta_”) are used to define the size of the one-off departures from the fiducial model used to calculate the partial derivatives. <text:s/>The “delta_resolution” keyword defines the resolving power at which to process the data.<text:line-break/></text:span></text:p>
        </text:list-item>
        <text:list-item>
          <text:p text:style-name="P49"><text:soft-page-break/><text:span text:style-name="T53">Once you have defined the parameters for your differential sensitivity plot, save the configuration file, and start ipython:<text:line-break/><text:line-break/></text:span><text:span text:style-name="T32">user@host DiffSens&gt; ipython</text:span><text:span text:style-name="T53"><text:line-break/></text:span></text:p>
        </text:list-item>
        <text:list-item>
          <text:p text:style-name="P50"><text:span text:style-name="T56">From within the ipython environment, run the program “generateDiffSpectra.py” and pass the configuration file as a parameter:<text:line-break/><text:line-break/></text:span><text:span text:style-name="T67">In [1]</text:span><text:span text:style-name="T34">: run generateDiffSpectra.py example.diffsens</text:span><text:span text:style-name="T56"><text:line-break/><text:line-break/>The python script will automatically generate individual MoogStokesPy configuration files for each of the 7 spectra needed to calculate the differential sensitivity:<text:line-break/>-fiducial<text:line-break/>-plus T, plus G, plus B<text:line-break/>-minus T, minus G, minus B<text:line-break/><text:line-break/>The python script then sequentially spawns a MoogStokes instance for each parameter file, synthesizing 7 separate spectra, convolving each to the specified resolution, and then interpolating all spectra to a common wavelength scale. <text:s/>The partial derivative for a parameter is then calculated by:<text:line-break/><text:line-break/>dF(lambda)/dX = (plus_X(lambda) – minus_X(lambda))/2.0<text:line-break/><text:line-break/>The python script then produces, displays, and saves a differential sensitivity plot.<text:line-break/></text:span><text:span text:style-name="T58"><text:line-break/>The name of the sensitivity plot is constructed from the </text:span><text:span text:style-name="T62">outbase</text:span><text:span text:style-name="T58"> and </text:span><text:span text:style-name="T62">delta_resolution</text:span><text:span text:style-name="T58"> keyword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MU Typewriter Text1" svg:font-family="'CMU Typewriter Text'" style:font-family-generic="modern" style:font-pitch="variable"/>
    <style:font-face style:name="Liberation Serif" svg:font-family="'Liberation Serif'" style:font-family-generic="roman" style:font-pitch="variable"/>
    <style:font-face style:name="CMU Typewriter Text" svg:font-family="'CMU Typewriter Tex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sey Deen</meta:initial-creator>
    <meta:creation-date>2015-10-15T08:58:52.012416979</meta:creation-date>
    <dc:date>2015-10-19T15:42:52.199755880</dc:date>
    <dc:creator>Casey Deen</dc:creator>
    <meta:editing-duration>PT2H58M29S</meta:editing-duration>
    <meta:editing-cycles>16</meta:editing-cycles>
    <meta:generator>LibreOffice/4.3.5.2.0$Linux_X86_64 LibreOffice_project/430m0$Build-2</meta:generator>
    <meta:printed-by>Casey Deen</meta:printed-by>
    <meta:print-date>2015-10-15T10:51:24.611249938</meta:print-date>
    <meta:document-statistic meta:table-count="0" meta:image-count="0" meta:object-count="0" meta:page-count="9" meta:paragraph-count="121" meta:word-count="2831" meta:character-count="18592" meta:non-whitespace-character-count="15641"/>
  </office:meta>
</office:document-meta>
</file>